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A0000026A98795B06AFD6576D.png" manifest:media-type="image/png"/>
  <manifest:file-entry manifest:full-path="Pictures/10000001000001410000016564703DE89B6C5A6E.png" manifest:media-type="image/png"/>
  <manifest:file-entry manifest:full-path="Pictures/100000010000021B00000271F5FAC0158E897D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216" officeooo:paragraph-rsid="000fe2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draw:frame draw:style-name="fr2" draw:name="Figura1" text:anchor-type="char" svg:width="6.839cm" svg:height="7.629cm" draw:z-index="0"><draw:image xlink:href="Pictures/100000010000022A0000026A98795B06AFD6576D.png" xlink:type="simple" xlink:show="embed" xlink:actuate="onLoad" draw:mime-type="image/png"/></draw:frame>Criar o sgdb para ter acesso</text:p>
      <text:p text:style-name="P1"><text:s/>ao banco de dados<draw:frame draw:style-name="fr1" draw:name="Figura2" text:anchor-type="char" svg:x="5.399cm" svg:y="7.826cm" svg:width="6.518cm" svg:height="7.394cm" draw:z-index="1"><draw:image xlink:href="Pictures/100000010000021B00000271F5FAC0158E897D4E.png" xlink:type="simple" xlink:show="embed" xlink:actuate="onLoad" draw:mime-type="image/png"/></draw:frame><draw:frame draw:style-name="fr1" draw:name="Figura3" text:anchor-type="char" svg:x="5.879cm" svg:y="14.841cm" svg:width="5.955cm" svg:height="6.623cm" draw:z-index="2"><draw:image xlink:href="Pictures/10000001000001410000016564703DE89B6C5A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4:44:35.076000000</meta:creation-date>
    <dc:date>2022-12-16T14:47:00.387000000</dc:date>
    <meta:editing-duration>PT2M26S</meta:editing-duration>
    <meta:editing-cycles>1</meta:editing-cycles>
    <meta:document-statistic meta:table-count="0" meta:image-count="3" meta:object-count="0" meta:page-count="1" meta:paragraph-count="2" meta:word-count="10" meta:character-count="46" meta:non-whitespace-character-count="37"/>
    <meta:generator>LibreOffice/7.3.0.3$Windows_X86_64 LibreOffice_project/0f246aa12d0eee4a0f7adcefbf7c878fc2238db3</meta:generator>
  </office:meta>
</office:document-meta>
</file>